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master-page-name="HTML">
      <style:paragraph-properties fo:margin-top="0in" fo:margin-bottom="0in" loext:contextual-spacing="false" fo:line-height="100%" fo:text-align="center" style:justify-single-word="false" style:page-number="auto"/>
    </style:style>
    <style:style style:name="P2" style:family="paragraph" style:parent-style-name="Text_20_body">
      <style:paragraph-properties fo:margin-top="0in" fo:margin-bottom="0in" loext:contextual-spacing="false" fo:line-height="100%"/>
    </style:style>
    <style:style style:name="P3" style:family="paragraph" style:parent-style-name="Text_20_body">
      <style:paragraph-properties fo:margin-top="0in" fo:margin-bottom="0in" loext:contextual-spacing="false" fo:line-height="100%" fo:text-align="justify" style:justify-single-word="false"/>
    </style:style>
    <style:style style:name="P4" style:family="paragraph" style:parent-style-name="Text_20_body">
      <style:paragraph-properties fo:margin-top="0in" fo:margin-bottom="0in" loext:contextual-spacing="false" fo:line-height="100%"/>
      <style:text-properties fo:font-weight="bold"/>
    </style:style>
    <style:style style:name="P5" style:family="paragraph" style:parent-style-name="Text_20_body">
      <style:paragraph-properties fo:margin-top="0in" fo:margin-bottom="0in" loext:contextual-spacing="false" fo:line-height="100%" fo:text-align="justify" style:justify-single-word="false"/>
      <style:text-properties fo:font-weight="bold"/>
    </style:style>
    <style:style style:name="P6" style:family="paragraph" style:parent-style-name="Text_20_body">
      <style:paragraph-properties fo:margin-top="0in" fo:margin-bottom="0in" loext:contextual-spacing="false" fo:line-height="100%" fo:text-align="justify" style:justify-single-word="false"/>
      <style:text-properties fo:font-weight="normal"/>
    </style:style>
    <style:style style:name="T1" style:family="text">
      <style:text-properties fo:font-weight="bold"/>
    </style:style>
    <style:style style:name="T2" style:family="text">
      <style:text-properties fo:font-size="22pt" fo:font-weight="bold"/>
    </style:style>
    <style:style style:name="T3" style:family="text">
      <style:text-properties fo:font-weight="normal"/>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1" style:wrap-contour="false"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6 Favorite</text:span> <text:span text:style-name="T2">Operating Systems of hackers</text:span> :</text:p>
      <text:p text:style-name="P2">For GiantSec Nigeria By: Joshua Anop (Cybermonk_J)</text:p>
      <text:p text:style-name="P2"/>
      <text:p text:style-name="P2"/>
      <text:p text:style-name="P2"/>
      <text:p text:style-name="P4">1. Kali Linux</text:p>
      <text:p text:style-name="P2"><draw:frame draw:style-name="fr3" draw:name="Image1" text:anchor-type="paragraph" svg:x="0in" svg:y="0.1272in" svg:width="5.0311in" svg:height="2.8228in" draw:z-index="0"><draw:image xlink:href="../../../../21%20Hacking%20OS's_html_9e76090239c20fc3.gif" xlink:type="simple" xlink:show="embed" xlink:actuate="onLoad" loext:mime-type="image/gif"/></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Kali Linux maintained and funded by Offensive Security Ltd. is one of the well-known and favorite ethical hacking operating systems used by hackers and security professionals. Kali is a Debian-derived Linux distribution designed for Real hackers or digital forensics and penetration testing. It was developed by Mati Aharoni and Devon Kearns of Offensive Security through the rewrite of BackTrack, their previous forensics Linux distribution based on Ubuntu.</text:p>
      <text:p text:style-name="P3">Apart from desktop support, Kali Linux also has a dedicated project set-aside for compatibility and porting to specific Android devices, called <text:span text:style-name="T1">Kali Linux NetHunter</text:span>. When comes to security tools, this top ethical hacking operating system is equipped with 600+ preinstalled pen testing tools and they are frequently updated and are ofered for different platforms like ARM and VMware. Now Kali Linux is based on a rolling release model.</text:p>
      <text:p text:style-name="P3"/>
      <text:p text:style-name="P3"/>
      <text:p text:style-name="P5">2. BackBox</text:p>
      <text:p text:style-name="P6"><draw:frame draw:style-name="fr2" draw:name="Image2" text:anchor-type="char" svg:x="0.0835in" svg:width="3.5626in" svg:height="2.6665in" draw:z-index="1"><draw:image xlink:href="../../../../21%20Hacking%20OS's_html_f94c6c8c13f58410.gif" xlink:type="simple" xlink:show="embed" xlink:actuate="onLoad" loext:mime-type="image/gif"/></draw:frame></text:p>
      <text:p text:style-name="P6">BackBox is an Ubuntu-based penetration testing Linux distribution. It provides penetration test and <text:soft-page-break/>security assessment oriented providing a network and informatics systems analysis toolkit along with a complete set of other tools required for ethical hacking and security testing. It includes some of the most used security and analysis Linux tools to help out security experts from stress tests to sniffing including vulnerability assessment, computer forensic analysis, and exploitation.</text:p>
      <text:p text:style-name="P3"/>
      <text:p text:style-name="P3"/>
      <text:p text:style-name="P5">3. Parrot Security OS</text:p>
      <text:p text:style-name="P3"/>
      <text:p text:style-name="P3"><draw:frame draw:style-name="fr1" draw:name="Image3" text:anchor-type="paragraph" svg:width="4.302in" svg:height="2.7291in" draw:z-index="2"><draw:image xlink:href="../../../../21%20Hacking%20OS's_html_4a7b5e632f064b34.gif" xlink:type="simple" xlink:show="embed" xlink:actuate="onLoad" loext:mime-type="image/gif"/></draw:frame><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Parrot Security OS (or ParrotSec) is a GNU/LINUX distribution based on Debian. This Linux distribution for hackers is built in order to perform penetration testing, vulnerability assessment and mitigation, computer forensics and anonymous surfing &amp; </text:span><text:span text:style-name="T1">it kinda supports application development.</text:span> <text:span text:style-name="T3">It has been developed by Frozenbox’s Team. Parrot is cloud-friendly Linux distribution and unlike other ethical hacking operating systems, Parrot OS is a lightweight Linux distribution</text:span></text:p>
      <text:p text:style-name="P3"/>
      <text:p text:style-name="P5">4. Live Hacking OS</text:p>
      <text:p text:style-name="P3"><draw:frame draw:style-name="fr1" draw:name="Image4" text:anchor-type="paragraph" svg:width="5.448in" svg:height="3.0626in" draw:z-index="3"><draw:image xlink:href="../../../../21%20Hacking%20OS's_html_aaa3499c69f04fb5.gif" xlink:type="simple" xlink:show="embed" xlink:actuate="onLoad" loext:mime-type="image/gif"/></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Live Hacking OS is a Linux distribution packed with tools and utilities for ethical hacking, penetration testing and countermeasure verification. It includes GNOME inbuilt. There is a second</text:p>
      <text:p text:style-name="P6">variation available that has command line only, and it requires very fewer hardware requirements</text:p>
      <text:p text:style-name="P6"/>
      <text:p text:style-name="P5"><text:soft-page-break/>5. Bugtraq-II</text:p>
      <text:p text:style-name="P3"><draw:frame draw:style-name="fr1" draw:name="Image5" text:anchor-type="paragraph" svg:width="3.6665in" svg:height="2.2811in" draw:z-index="4"><draw:image xlink:href="../../../../21%20Hacking%20OS's_html_cd0732020d4be5ca.gif" xlink:type="simple" xlink:show="embed" xlink:actuate="onLoad" loext:mime-type="image/gif"/></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Bugtraq-II is a GNU/Linux distribution focused on digital forensics, penetration testing, malware laboratories, and GSM forensics. Bugtraq-II is available in 11 languages with more than 500 ethical security hacking tools installed and con gured. Depending on your desktop environment, the features vary. The minimum requirements are based on XFCE and KDE, this ethical hacking os needs 1GHz x86 processor &amp; 512 MB of system memory 15 GB of disk space for installation.</text:p>
      <text:p text:style-name="P3"/>
      <text:p text:style-name="P3"/>
      <text:p text:style-name="P5">6. BlackArch Linux</text:p>
      <text:p text:style-name="P3"/>
      <text:p text:style-name="P6"><draw:frame draw:style-name="fr1" draw:name="Image6" text:anchor-type="paragraph" svg:width="4.6563in" svg:height="3.1043in" draw:z-index="5"><draw:image xlink:href="../../../../21%20Hacking%20OS's_html_75e073e1b7f05ab6.gif" xlink:type="simple" xlink:show="embed" xlink:actuate="onLoad" loext:mime-type="image/gif"/></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BlackArch Linux -an Arch Linux-based ethical hacking operating system for penetration testers and security researchers. The new version also has a total of 1400 penetration testing tools with the old ones updated and the new ones added, making it a must-have download for hackers and security researcher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7902in" fo:margin-left="0.7902in" fo:margin-right="0.7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26T22:18:51.285025910</meta:creation-date>
    <dc:date>2020-03-26T22:47:46.615302561</dc:date>
    <meta:editing-duration>PT2M50S</meta:editing-duration>
    <meta:editing-cycles>1</meta:editing-cycles>
    <meta:generator>LibreOffice/6.4.1.2$Linux_X86_64 LibreOffice_project/40$Build-2</meta:generator>
    <meta:document-statistic meta:table-count="0" meta:image-count="6" meta:object-count="0" meta:page-count="3" meta:paragraph-count="16" meta:word-count="463" meta:character-count="3101" meta:non-whitespace-character-count="2654"/>
  </office:meta>
</office:document-meta>
</file>